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c98ae"/>
    </style:style>
    <style:style style:name="T2" style:family="text">
      <style:text-properties officeooo:rsid="000dd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sp_SFM_Markers"/>
        <text:user-field-decl office:value-type="string" office:string-value="! &quot; # $ % &amp; ' ( ) * + , - . / 0 1 2 3 4 5 6 7 8 9 : ; &lt; = &gt; ? @ [ \ ] ^ _ ` ‘ ’ ‚ ‛ “ ” „" text:name="LTsp_Punctuation"/>
        <text:user-field-decl office:value-type="string" office:string-value="C:\My Paratext Projects\WORDLIST\Kekchi-U.ods" text:name="LTsp_WordListFile"/>
        <text:user-field-decl office:value-type="string" office:string-value="SpellCheck" text:name="LTsp_WhichTask"/>
        <text:user-field-decl office:value-type="string" office:string-value="WholeDoc" text:name="LTsp_WhichScope"/>
        <text:user-field-decl office:value-type="string" office:string-value="" text:name="LTsp_ParaStyle"/>
        <text:user-field-decl office:value-type="string" office:string-value="" text:name="LTsp_CharStyle"/>
        <text:user-field-decl office:value-type="string" office:string-value="" text:name="LTsp_Font"/>
        <text:user-field-decl office:value-type="string" office:string-value="" text:name="LTsp_Affixes"/>
        <text:user-field-decl office:value-type="string" office:string-value="Abkhazian" text:name="LTsp_Language"/>
        <text:user-field-decl office:value-type="string" office:string-value="0" text:name="LTsp_MatchCase"/>
        <text:user-field-decl office:value-type="string" office:string-value="0" text:name="LTsp_MatchLimit"/>
      </text:user-field-decls>
      <text:p text:style-name="Standard"><text:span text:style-name="T2">J</text:span>un<text:span text:style-name="T2">s</text:span>il laj On<text:span text:style-name="T2">e</text:span>simo incaꞌ quicꞌan<text:span text:style-name="T1">y</text:span>ela<text:span text:style-name="T1">k</text:span> chi us cha̱<text:span text:style-name="T1">k</text:span>uu. Abanan anak<text:span text:style-name="T1">k</text:span>uan cha̱b<text:span text:style-name="T1">ꞌ</text:span>il aj cꞌanjel chic chacuu laat u<text:span text:style-name="T1">u</text:span>t chicu ajcui lain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4:55:15.71</meta:creation-date>
    <dc:date>2013-04-29T14:58:58.40</dc:date>
    <meta:editing-duration>PT2M13S</meta:editing-duration>
    <meta:editing-cycles>2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" meta:word-count="20" meta:character-count="127" meta:non-whitespace-character-count="107"/>
  </office:meta>
</office:document-meta>
</file>